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828" officeooo:paragraph-rsid="001b3828"/>
    </style:style>
    <style:style style:name="P2" style:family="paragraph" style:parent-style-name="Standard">
      <style:text-properties officeooo:rsid="001e16a4" officeooo:paragraph-rsid="001e16a4"/>
    </style:style>
    <style:style style:name="P3" style:family="paragraph" style:parent-style-name="Standard">
      <style:text-properties officeooo:rsid="001ee4f4" officeooo:paragraph-rsid="001ee4f4"/>
    </style:style>
    <style:style style:name="P4" style:family="paragraph" style:parent-style-name="Standard">
      <style:text-properties officeooo:rsid="002094b3" officeooo:paragraph-rsid="002094b3"/>
    </style:style>
    <style:style style:name="P5" style:family="paragraph" style:parent-style-name="Heading_20_1">
      <style:text-properties officeooo:rsid="001ee4f4" officeooo:paragraph-rsid="001ee4f4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bhavalkar, Rohit, et al. "A comparison of sequence-to-sequence models for speech recognition." <text:span text:style-name="T1">Proc. Interspeech</text:span>. 2017.</text:p>
      <text:p text:style-name="P1">#link: <text:a xlink:type="simple" xlink:href="http://www.isca-speech.org/archive/Interspeech_2017/pdfs/0233.PDF" text:style-name="Internet_20_link" text:visited-style-name="Visited_20_Internet_20_Link">http://www.isca-speech.org/archive/Interspeech_2017/pdfs/0233.PDF</text:a></text:p>
      <text:p text:style-name="P1"/>
      <text:p text:style-name="P2">#link: <text:a xlink:type="simple" xlink:href="https://arxiv.org/pdf/1712.01769.pdf" text:style-name="Internet_20_link" text:visited-style-name="Visited_20_Internet_20_Link">https://arxiv.org/pdf/1712.01769.pdf</text:a></text:p>
      <text:p text:style-name="P2"/>
      <text:p text:style-name="P3"><text:a xlink:type="simple" xlink:href="https://voice.mozilla.org/en/data" text:style-name="Internet_20_link" text:visited-style-name="Visited_20_Internet_20_Link">https://voice.mozilla.org/en/data</text:a></text:p>
      <text:p text:style-name="P3"/>
      <text:h text:style-name="P5" text:outline-level="1">Deep Speech: Scaling up end-to-end speech recognition</text:h>
      <text:p text:style-name="P3"><text:a xlink:type="simple" xlink:href="https://arxiv.org/abs/1412.5567" text:style-name="Internet_20_link" text:visited-style-name="Visited_20_Internet_20_Link">https://arxiv.org/abs/1412.5567</text:a></text:p>
      <text:p text:style-name="P3"/>
      <text:p text:style-name="P3"/>
      <text:p text:style-name="P3">Hughes, Thad, and Keir Mierle. "Recurrent neural networks for voice activity detection." <text:span text:style-name="T1">Acoustics, Speech and Signal Processing (ICASSP), 2013 IEEE International Conference on</text:span>. IEEE, 2013.</text:p>
      <text:p text:style-name="P4">#link: <text:a xlink:type="simple" xlink:href="http://ieeexplore.ieee.org/abstract/document/6639096/" text:style-name="Internet_20_link" text:visited-style-name="Visited_20_Internet_20_Link">http://ieeexplore.ieee.org/abstract/document/6639096/</text:a></text:p>
      <text:p text:style-name="P4"/>
      <text:p text:style-name="P4"/>
      <text:p text:style-name="P4">Ryant, Neville, Mark Liberman, and Jiahong Yuan. "Speech activity detection on youtube using deep neural networks." <text:span text:style-name="T1">INTERSPEECH</text:span>. 2013.</text:p>
      <text:p text:style-name="P4">#link: <text:a xlink:type="simple" xlink:href="http://www.isca-speech.org/archive/archive_papers/interspeech_2013/i13_0728.pdf" text:style-name="Internet_20_link" text:visited-style-name="Visited_20_Internet_20_Link">http://www.isca-speech.org/archive/archive_papers/interspeech_2013/i13_0728.pdf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3:05.246214222</meta:creation-date>
    <dc:date>2018-03-21T15:02:09.596427239</dc:date>
    <meta:editing-duration>PT1H42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5" meta:character-count="823" meta:non-whitespace-character-count="758"/>
  </office:meta>
</office:document-meta>
</file>